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696" officeooo:paragraph-rsid="0006069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line-height="100%"/>
      <style:text-properties style:font-name="Courier New" officeooo:rsid="000523c7" officeooo:paragraph-rsid="0005f10e"/>
    </style:style>
    <style:style style:name="P6" style:family="paragraph" style:parent-style-name="Text_20_body" style:list-style-name="L3">
      <style:paragraph-properties fo:line-height="100%"/>
      <style:text-properties style:font-name="Courier New" officeooo:rsid="0005f10e" officeooo:paragraph-rsid="0005f10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P10" style:family="paragraph" style:parent-style-name="Text_20_body" style:list-style-name="L2">
      <style:paragraph-properties fo:margin-top="0in" fo:margin-bottom="0in" loext:contextual-spacing="false"/>
    </style:style>
    <style:style style:name="P11" style:family="paragraph" style:parent-style-name="Text_20_body" style:list-style-name="L3">
      <style:paragraph-properties fo:margin-top="0in" fo:margin-bottom="0in" loext:contextual-spacing="false"/>
    </style:style>
    <style:style style:name="P12" style:family="paragraph" style:parent-style-name="Text_20_body" style:list-style-name="L3">
      <style:paragraph-properties fo:margin-top="0in" fo:margin-bottom="0in" loext:contextual-spacing="false" fo:line-height="100%"/>
      <style:text-properties style:font-name="Courier New" officeooo:rsid="0005f10e" officeooo:paragraph-rsid="0005f10e"/>
    </style:style>
    <style:style style:name="P13" style:family="paragraph" style:parent-style-name="Text_20_body" style:list-style-name="L4">
      <style:paragraph-properties fo:margin-top="0in" fo:margin-bottom="0in" loext:contextual-spacing="false"/>
    </style:style>
    <style:style style:name="P14" style:family="paragraph" style:parent-style-name="Text_20_body" style:list-style-name="L5">
      <style:paragraph-properties fo:margin-top="0in" fo:margin-bottom="0in" loext:contextual-spacing="false"/>
    </style:style>
    <style:style style:name="T1" style:family="text">
      <style:text-properties officeooo:rsid="0005f10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5f10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structions</text:h>
      <text:p text:style-name="Text_20_body">The project consists of two parts: </text:p>
      <text:list xml:id="list7031549591775728926" text:style-name="L1">
        <text:list-item>
          <text:p text:style-name="P9">A simulation exercise.</text:p>
        </text:list-item>
        <text:list-item>
          <text:p text:style-name="P2">Basic inferential data analysis.</text:p>
        </text:list-item>
      </text:list>
      <text:p text:style-name="Text_20_body">You will create a report to answer the questions. Given the nature of the series, ideally you'll use knitr to create the reports and convert to a pdf. (I will post a very simple introduction to knitr). <text:span text:style-name="Strong_20_Emphasis">However, feel free to use whatever software that you would like to create your pdf.</text:span></text:p>
      <text:p text:style-name="Text_20_body"><text:span text:style-name="Strong_20_Emphasis">Each pdf report should be no more than 3 pages with 3 pages of supporting appendix material if needed (code, figures, etcetera).</text:span></text:p>
      <text:p text:style-name="Text_20_body">Review criteria</text:p>
      <text:list xml:id="list8575143504776756438" text:style-name="L2">
        <text:list-item>
          <text:p text:style-name="P10">Did you show where the distribution is centered at and compare it to the theoretical center of the distribution? </text:p>
        </text:list-item>
        <text:list-item>
          <text:p text:style-name="P10">Did you show how variable it is and compare it to the theoretical variance of the distribution? </text:p>
        </text:list-item>
        <text:list-item>
          <text:p text:style-name="P10">Did you perform an exploratory data analysis of at least a single plot or table highlighting basic features of the data? </text:p>
        </text:list-item>
        <text:list-item>
          <text:p text:style-name="P10">Did the student perform some relevant confidence intervals and/or tests? </text:p>
        </text:list-item>
        <text:list-item>
          <text:p text:style-name="P10">Were the results of the tests and/or intervals interpreted in the context of the problem correctly? </text:p>
        </text:list-item>
        <text:list-item>
          <text:p text:style-name="P3">Did the student describe the assumptions needed for their conclusions? </text:p>
        </text:list-item>
      </text:list>
      <text:p text:style-name="Text_20_body">Part 1: Simulation Exercise Instructions</text:p>
      <text:p text:style-name="Text_20_body">In this project you will investigate the exponential distribution in R and compare it with the Central Limit Theorem. The exponential distribution can be simulated in R with rexp(n, lambda) where lambda is the rate parameter. The mean of exponential distribution is 1/lambda and the standard deviation is also 1/lambda. Set lambda = 0.2 for all of the simulations. You will investigate the distribution of averages of 40 exponentials. Note that you will need to do a thousand simulations. </text:p>
      <text:p text:style-name="Text_20_body">Illustrate via simulation and associated explanatory text the properties of the distribution of the mean of 40 exponentials. You should</text:p>
      <text:list xml:id="list2348046030602777508" text:style-name="L3">
        <text:list-item>
          <text:p text:style-name="P11">Show the sample mean and compare it to the theoretical mean of the distribution.</text:p>
          <text:list>
            <text:list-item>
              <text:p text:style-name="P5">mns = NULL<text:line-break/>for (i in 1 : 1000) mns = c(mns, mean(r<text:span text:style-name="T1">exp(40,0.2)</text:span>)<text:span text:style-name="T1">)</text:span></text:p>
            </text:list-item>
            <text:list-item>
              <text:p text:style-name="P6">mean(mns)<text:span text:style-name="T2"> and compare to theoretical mean</text:span></text:p>
            </text:list-item>
          </text:list>
        </text:list-item>
        <text:list-item>
          <text:p text:style-name="P11">Show how variable the sample is (via variance) and compare it to the theoretical variance of the distribution.</text:p>
          <text:list>
            <text:list-item>
              <text:p text:style-name="P12">var(mns)<text:span text:style-name="T2">and compare to theoretical variance</text:span></text:p>
            </text:list-item>
          </text:list>
        </text:list-item>
        <text:list-item>
          <text:p text:style-name="P4">Show that the distribution is approximately normal.</text:p>
          <text:list>
            <text:list-item>
              <text:p text:style-name="P5"><text:soft-page-break/>hist(mns) <text:span text:style-name="T3">and compare to</text:span> hist(<text:span text:style-name="T1">rexp(40000,0.2))</text:span></text:p>
            </text:list-item>
          </text:list>
        </text:list-item>
      </text:list>
      <text:p text:style-name="Text_20_body">In point 3, focus on the difference between the distribution of a large collection of random exponentials and the distribution of a large collection of averages of 40 exponentials.</text:p>
      <text:p text:style-name="Text_20_body">This exercise is asking you to use your knowledge of the theory given in class to relate the two distributions.</text:p>
      <text:p text:style-name="Text_20_body"><text:span text:style-name="Strong_20_Emphasis">Sample Project Report Structure</text:span></text:p>
      <text:p text:style-name="Text_20_body">Of course, there are multiple ways one could structure a report to address the requirements above. However, the more clearly you pose and answer each question, the easier it will be for reviewers to clearly identify and evaluate your work.</text:p>
      <text:p text:style-name="Text_20_body">A sample set of headings that could be used to guide the creation of your report might be:</text:p>
      <text:list xml:id="list2026179292849188103" text:style-name="L4">
        <text:list-item>
          <text:p text:style-name="P13">Title (give an appropriate title) and Author Name</text:p>
        </text:list-item>
        <text:list-item>
          <text:p text:style-name="P13">Overview: In a few (2-3) sentences explain what is going to be reported on.</text:p>
        </text:list-item>
        <text:list-item>
          <text:p text:style-name="P13">Simulations: Include English explanations of the simulations you ran, with the accompanying R code. Your explanations should make clear what the R code accomplishes.</text:p>
        </text:list-item>
        <text:list-item>
          <text:p text:style-name="P13">Sample Mean versus Theoretical Mean: Include figures with titles. In the figures, highlight the means you are comparing. Include text that explains the figures and what is shown on them, and provides appropriate numbers.</text:p>
        </text:list-item>
        <text:list-item>
          <text:p text:style-name="P13">Sample Variance versus Theoretical Variance: Include figures (output from R) with titles. Highlight the variances you are comparing. Include text that explains your understanding of the differences of the variances.</text:p>
        </text:list-item>
        <text:list-item>
          <text:p text:style-name="P7">Distribution: Via figures and text, explain how one can tell the distribution is approximately normal.</text:p>
        </text:list-item>
      </text:list>
      <text:p text:style-name="Text_20_body">Part 2: Basic Inferential Data Analysis Instructions</text:p>
      <text:p text:style-name="Text_20_body">Now in the second portion of the project, we're going to analyze the ToothGrowth data in the R datasets package. </text:p>
      <text:list xml:id="list443372503634879547" text:style-name="L5">
        <text:list-item>
          <text:p text:style-name="P14">Load the ToothGrowth data and perform some basic exploratory data analyses</text:p>
        </text:list-item>
        <text:list-item>
          <text:p text:style-name="P14">Provide a basic summary of the data.</text:p>
        </text:list-item>
        <text:list-item>
          <text:p text:style-name="P14">Use confidence intervals and/or hypothesis tests to compare tooth growth by supp and dose. (Only use the techniques from class, even if there's other approaches worth considering)</text:p>
        </text:list-item>
        <text:list-item>
          <text:p text:style-name="P8">State your conclusions and the assumptions needed for your conclusions.</text:p>
        </text:list-item>
      </text:list>
      <text:p text:style-name="Standard"/>
      <text:p text:style-name="P1">Okay, the second part is going to be a pain in the but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1:14:25.405832003</meta:creation-date>
    <meta:editing-duration>PT12H17M4S</meta:editing-duration>
    <meta:editing-cycles>12</meta:editing-cycles>
    <meta:generator>LibreOffice/5.1.4.2$Linux_X86_64 LibreOffice_project/10m0$Build-2</meta:generator>
    <dc:date>2017-01-03T17:15:54.632001358</dc:date>
    <meta:document-statistic meta:table-count="0" meta:image-count="0" meta:object-count="0" meta:page-count="2" meta:paragraph-count="41" meta:word-count="711" meta:character-count="4297" meta:non-whitespace-character-count="3643"/>
  </office:meta>
</office:document-meta>
</file>